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styles>
    <style:style style:class="text" style:family="paragraph" style:name="Standard">
      <style:text-properties fo:font-family="'Bitstream Vera Serif'" fo:font-size="10pt" style:font-family-generic="roman" style:font-name="Bitstream Vera Serif" style:font-pitch="variable" style:font-size-asian="10.5pt" style:font-style-name="Roman"/>
    </style:style>
    <style:style style:class="text" style:family="paragraph" style:name="Heading" style:next-style-name="Text_20_body" style:parent-style-name="Standard">
      <style:paragraph-properties fo:keep-with-next="always" fo:margin-bottom="0.0835in" fo:margin-top="0.1665in" style:contextual-spacing="false"/>
      <style:text-properties fo:font-family="'Bitstream Vera Serif'" fo:font-size="12pt" style:font-family-asian="'Droid Sans Fallback'" style:font-family-complex="FreeSans" style:font-family-generic="roman" style:font-family-generic-asian="system" style:font-family-generic-complex="system" style:font-name="Bitstream Vera Serif" style:font-name-asian="Droid Sans Fallback" style:font-name-complex="FreeSans" style:font-pitch="variable" style:font-pitch-asian="variable" style:font-pitch-complex="variable" style:font-size-asian="14pt" style:font-size-complex="14pt" style:font-style-name="Roman"/>
    </style:style>
    <style:style style:class="text" style:default-outline-level="1" style:display-name="Heading 1" style:family="paragraph" style:name="Heading_20_1" style:next-style-name="Text_20_body" style:parent-style-name="Heading">
      <style:paragraph-properties fo:margin-bottom="0.0835in" fo:margin-top="0.1665in" style:contextual-spacing="false"/>
      <style:text-properties fo:font-size="12pt"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fo:margin-bottom="0.0835in" fo:margin-top="0.139in" style:contextual-spacing="false"/>
      <style:text-properties fo:font-size="11pt"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fo:margin-bottom="0.0835in" fo:margin-top="0.139in" style:contextual-spacing="false"/>
      <style:text-properties fo:font-size="10pt" fo:font-weight="bold" style:font-size-asian="107%" style:font-size-complex="107%" style:font-weight-asian="bold" style:font-weight-complex="bold"/>
    </style:style>
    <style:style style:name="PageBreak" style:family="paragraph">
      <style:paragraph-properties fo:break-before="page"/>
    </style:style>
  </office:styles>
  <office:automatic-styles>
    <style:style style:family="paragraph" style:name="MP1" style:parent-style-name="Header">
      <style:paragraph-properties fo:text-align="center"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margin-bottom="1in" fo:margin-left="1in" fo:margin-right="1in" fo:margin-top="1in" fo:page-height="11in" fo:page-width="8.5in" style:footnote-max-height="0in"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page-layout>
    <style:style style:name="T1" style:family="text">
      <style:text-properties fo:font-weight="bold" style:font-weight-asian="bold" style:font-weight-complex="bold"/>
    </style:style>
    <style:header-style/>
  </office:automatic-styles>
  <office:master-styles>
    <style:master-page style:name="Standard" style:page-layout-name="Mpm1">
      <style:page-layout-properties fo:margin-bottom="0.5in" fo:margin-left="0.5in" fo:margin-right="0.5in" fo:margin-top="0.5in" fo:page-height="11in" fo:page-width="8.5in" style:footnote-max-height="0in" style:num-format="1" style:print-orientation="portrait" style:shadow="none" style:writing-mode="lr-tb">
        <style:footnote-sep style:adjustment="left" style:color="#000000" style:distance-after-sep="0.0398in" style:distance-before-sep="0.0398in" style:line-style="solid" style:rel-width="25%" style:width="0.0071in"/>
      </style:page-layout-properties>
      <style:header-style/>
      <style:header>
        <text:p text:style-name="MP1"><text:span text:style-name="MT1">Michael J. Pedersen</text:span> : <text:a xlink:type="simple" xlink:href="tel:908-283-0318" text:style-name="Internet_20_link" text:visited-style-name="Visited_20_Internet_20_Link">(908) 283-0318</text:a> : <text:a xlink:type="simple" xlink:href="mailto:datacyclist@gmail.com" text:style-name="Internet_20_link" text:visited-style-name="Visited_20_Internet_20_Link">datacyclist@gmail.com</text:a> : <text:a xlink:type="simple" xlink:href="https://icelus.org/" text:style-name="Internet_20_link" text:visited-style-name="Visited_20_Internet_20_Link">My Site</text:a> : <text:a xlink:type="simple" xlink:href="https://www.linkedin.com/in/michaeljpedersen" text:style-name="Internet_20_link" text:visited-style-name="Visited_20_Internet_20_Link">LinkedIn</text:a></text:p>
        <text:p text:style-name="MP1"/>
      </style:header>
      <style:footer/>
    </style:master-page>
  </office:master-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body>
    <office:text>
      <text:h text:style-name="Heading_20_1" text:outline-level="1"><text:bookmark-start text:name="executive-summary"/>Executive Summary<text:bookmark-end text:name="executive-summary"/></text:h>
      <text:p text:style-name="First_20_paragraph">I am a <text:a xlink:type="simple" xlink:href="https://www.credly.com/badges/6c91d726-a924-4b8d-994b-80e49e002428/public_url" office:name=""><text:span text:style-name="Definition">Google Cloud Certified Professional Data Engineer</text:span></text:a>. I have 9 years of experience doing data engineering. I’ve scaled up a company from receiving 4T of new data/day through to its current 40T/day of new data. We have grown from about 50 servers to 450 servers for our big data architecture, as well as holding over 2P of data we are storing and actively using.</text:p>
      <text:h text:style-name="Heading_20_1" text:outline-level="1"><text:bookmark-start text:name="relevant-technical-skills"/>Relevant Technical Skills<text:bookmark-end text:name="relevant-technical-skills"/></text:h>
      <text:list text:style-name="L1">
        <text:list-item>
          <text:p text:style-name="P1"><text:span text:style-name="T1">Big Data:</text:span> <text:a xlink:type="simple" xlink:href="https://cloud.google.com/bigquery" office:name=""><text:span text:style-name="Definition">Google Big Query</text:span></text:a>, <text:a xlink:type="simple" xlink:href="https://hadoop.apache.org/" office:name=""><text:span text:style-name="Definition">HDFS</text:span></text:a>, <text:a xlink:type="simple" xlink:href="https://hive.apache.org/" office:name=""><text:span text:style-name="Definition">Hive</text:span></text:a>, <text:a xlink:type="simple" xlink:href="https://hadoop.apache.org/" office:name=""><text:span text:style-name="Definition">YARN</text:span></text:a>, <text:a xlink:type="simple" xlink:href="https://www.alluxio.io/" office:name=""><text:span text:style-name="Definition">Alluxio</text:span></text:a>, <text:a xlink:type="simple" xlink:href="https://impala.apache.org/" office:name=""><text:span text:style-name="Definition">Impala</text:span></text:a>, <text:a xlink:type="simple" xlink:href="https://trino.io/" office:name=""><text:span text:style-name="Definition">Trino</text:span></text:a>, <text:a xlink:type="simple" xlink:href="https://kafka.apache.org/" office:name=""><text:span text:style-name="Definition">Kafka</text:span></text:a>, <text:a xlink:type="simple" xlink:href="https://kubernetes.io/" office:name=""><text:span text:style-name="Definition">Kubernetes</text:span></text:a>, <text:a xlink:type="simple" xlink:href="https://dagster.io/" office:name=""><text:span text:style-name="Definition">Dagster</text:span></text:a></text:p>
        </text:list-item>
        <text:list-item>
          <text:p text:style-name="P1"><text:span text:style-name="T1">Database Servers:</text:span> <text:a xlink:type="simple" xlink:href="https://www.mysql.com/" office:name=""><text:span text:style-name="Definition">MySQL</text:span></text:a>, <text:a xlink:type="simple" xlink:href="https://www.postgresql.org/" office:name=""><text:span text:style-name="Definition">PostgreSQL</text:span></text:a>, <text:a xlink:type="simple" xlink:href="https://www.microsoft.com/en-us/sql-server" office:name=""><text:span text:style-name="Definition">Microsoft SQL Server</text:span></text:a></text:p>
        </text:list-item>
        <text:list-item>
          <text:p text:style-name="P1"><text:span text:style-name="T1">Database Skills:</text:span> <text:a xlink:type="simple" xlink:href="https://www.postgresql.org/" office:name=""><text:span text:style-name="Definition">PostgreSQL</text:span></text:a> Database Administration, Relational Schema Design, Structured Query Language (SQL)</text:p>
        </text:list-item>
        <text:list-item>
          <text:p text:style-name="P1"><text:span text:style-name="T1">Programming and Scripting Languages:</text:span> <text:a xlink:type="simple" xlink:href="http://www.gnu.org/savannah-checkouts/gnu/bash/manual/bash.html" office:name=""><text:span text:style-name="Definition">Bash</text:span></text:a>, C/C++, <text:a xlink:type="simple" xlink:href="https://www.java.com/en/" office:name=""><text:span text:style-name="Definition">Java</text:span></text:a>, Javascript, <text:a xlink:type="simple" xlink:href="https://www.perl.org/" office:name=""><text:span text:style-name="Definition">Perl</text:span></text:a>, <text:a xlink:type="simple" xlink:href="https://www.php.net/" office:name=""><text:span text:style-name="Definition">PHP</text:span></text:a>, <text:a xlink:type="simple" xlink:href="https://www.python.org/" office:name=""><text:span text:style-name="Definition">Python</text:span></text:a></text:p>
        </text:list-item>
        <text:list-item>
          <text:p text:style-name="P1"><text:span text:style-name="T1">Programming Skills:</text:span> <text:a xlink:type="simple" xlink:href="https://www.docker.com/" office:name=""><text:span text:style-name="Definition">Docker</text:span></text:a>, <text:a xlink:type="simple" xlink:href="https://www.jenkins.io/" office:name=""><text:span text:style-name="Definition">Jenkins</text:span></text:a>, <text:a xlink:type="simple" xlink:href="https://www.atlassian.com/software/jira" office:name=""><text:span text:style-name="Definition">Jira</text:span></text:a>, <text:a xlink:type="simple" xlink:href="https://www.jetbrains.com/idea/" office:name=""><text:span text:style-name="Definition">Intellij IDEA</text:span></text:a>, Object-Oriented Design, Object-Oriented Programming, Refactoring</text:p>
        </text:list-item>
        <text:list-item>
          <text:p text:style-name="P1"><text:span text:style-name="T1">Software Configuration Management Tools:</text:span> <text:a xlink:type="simple" xlink:href="https://www.git-scm.com/" office:name=""><text:span text:style-name="Definition">Git</text:span></text:a>, <text:a xlink:type="simple" xlink:href="https://github.com/" office:name=""><text:span text:style-name="Definition">GitHub</text:span></text:a>, <text:a xlink:type="simple" xlink:href="https://github.com/features/actions" office:name=""><text:span text:style-name="Definition">GitHub Actions</text:span></text:a>, <text:a xlink:type="simple" xlink:href="https://www.mercurial-scm.org/" office:name=""><text:span text:style-name="Definition">Mercurial</text:span></text:a>, <text:a xlink:type="simple" xlink:href="https://subversion.apache.org/" office:name=""><text:span text:style-name="Definition">Subversion</text:span></text:a></text:p>
        </text:list-item>
      </text:list>
      <text:h text:style-name="Heading_20_1" text:outline-level="1"><text:bookmark-start text:name="relevant-job-history"/>Relevant Job History<text:bookmark-end text:name="relevant-job-history"/></text:h>
      <text:h text:style-name="Heading_20_2" text:outline-level="2"><text:bookmark-start text:name="evolutioniq---senior-software-engineer"/>EvolutionIQ - Senior Software Engineer<text:bookmark-end text:name="evolutioniq---senior-software-engineer"/></text:h>
      <text:p text:style-name="First_20_paragraph">New York City, NY - Feb 2024 - Current</text:p>
      <text:list text:style-name="L2">
        <text:list-item>
          <text:p text:style-name="P2">Created infrastructure to provide ephemeral environments, allowing testing of code branches before sending those code changes to the company at large.</text:p>
        </text:list-item>
        <text:list-item>
          <text:p text:style-name="P2">Orchestrated <text:a xlink:type="simple" xlink:href="https://cloud.google.com/" office:name=""><text:span text:style-name="Definition">Google Cloud</text:span></text:a> infrastructure with <text:a xlink:type="simple" xlink:href="https://www.terraform.io/" office:name=""><text:span text:style-name="Definition">Terraform</text:span></text:a>, managing <text:a xlink:type="simple" xlink:href="https://cloud.google.com/kubernetes-engine" office:name=""><text:span text:style-name="Definition">GKE</text:span></text:a>, <text:a xlink:type="simple" xlink:href="https://cloud.google.com/bigquery" office:name=""><text:span text:style-name="Definition">BigQuery</text:span></text:a>, and developer virtual machines for scalability and efficiency.</text:p>
        </text:list-item>
        <text:list-item>
          <text:p text:style-name="P2">Redesigned EvolutionIQ’s CI/CD pipeline, enhancing efficiency in development workflows.</text:p>
        </text:list-item>
        <text:list-item>
          <text:p text:style-name="P2">Fixed critical bugs in locally developed <text:a xlink:type="simple" xlink:href="https://github.com/features/actions" office:name=""><text:span text:style-name="Definition">GitHub Actions</text:span></text:a>, ensuring smooth and reliable environment promotion.</text:p>
        </text:list-item>
        <text:list-item>
          <text:p text:style-name="P2">Built a template repository to guide EvolutionIQ teams in using <text:a xlink:type="simple" xlink:href="https://github.com/features/actions" office:name=""><text:span text:style-name="Definition">GitHub Actions</text:span></text:a> for deployment, as well as setting up data pipelines with <text:a xlink:type="simple" xlink:href="https://dagster.io/" office:name=""><text:span text:style-name="Definition">Dagster</text:span></text:a>.</text:p>
        </text:list-item>
        <text:list-item>
          <text:p text:style-name="P2">Developed a Python-based CI/CD library to manage complex actions beyond <text:a xlink:type="simple" xlink:href="http://www.gnu.org/savannah-checkouts/gnu/bash/manual/bash.html" office:name=""><text:span text:style-name="Definition">Bash</text:span></text:a>’s capabilities.</text:p>
        </text:list-item>
        <text:list-item>
          <text:p text:style-name="P2">Implemented <text:a xlink:type="simple" xlink:href="https://github.com/nektos/act" office:name=""><text:span text:style-name="Definition">nektos/act</text:span></text:a> to enable developers to test build and deploy actions locally before committing to <text:a xlink:type="simple" xlink:href="https://github.com/" office:name=""><text:span text:style-name="Definition">GitHub</text:span></text:a>.</text:p>
        </text:list-item>
        <text:list-item>
          <text:p text:style-name="P2">Refined <text:a xlink:type="simple" xlink:href="https://cloud.google.com/bigquery/docs/managing-partitioned-tables#partition-expiration" office:name=""><text:span text:style-name="Definition">data retention policies</text:span></text:a> to guarantee compliance and ensure critical data availability for legal requirements.</text:p>
        </text:list-item>
        <text:list-item>
          <text:p text:style-name="P2">Implemented SLA monitoring with <text:a xlink:type="simple" xlink:href="https://grafana.com/" office:name=""><text:span text:style-name="Definition">Grafana</text:span></text:a>, <text:a xlink:type="simple" xlink:href="https://sendgrid.com/" office:name=""><text:span text:style-name="Definition">SendGrid</text:span></text:a>, and <text:a xlink:type="simple" xlink:href="https://www.pagerduty.com/" office:name=""><text:span text:style-name="Definition">PagerDuty</text:span></text:a> to proactively detect and alert customers and engineers about overnight job failures, ensuring swift issue resolution.</text:p>
        </text:list-item>
        <text:list-item>
          <text:p text:style-name="P2">On-call support on a rotating basis.</text:p>
        </text:list-item>
      </text:list>
      <text:h text:style-name="Heading_20_2" text:outline-level="2"><text:bookmark-start text:name="pulsepoint---data-engineer-and-director-of-infrastructure-for-data"/>Pulsepoint - Data Engineer and Director of Infrastructure for Data<text:bookmark-end text:name="pulsepoint---data-engineer-and-director-of-infrastructure-for-data"/></text:h>
      <text:p text:style-name="First_20_paragraph">New York City, NY &amp; Newark, NJ (Telecommute) - Mar 2015 - Nov 2023</text:p>
      <text:h text:style-name="Heading_20_3" text:outline-level="3"><text:bookmark-start text:name="director-of-infrastructure-for-data-may-2018---nov-2023"/><text:span text:style-name="T2">Director of Infrastructure for Data</text:span>, May 2018 - Nov 2023<text:bookmark-end text:name="director-of-infrastructure-for-data-may-2018---nov-2023"/></text:h>
      <text:list text:style-name="L3">
        <text:list-item>
          <text:p text:style-name="P3">Architected data streaming that manages 40T of data/day.</text:p>
        </text:list-item>
        <text:list-item>
          <text:p text:style-name="P3">Lead maintainer for ETL pipelines, encompassing over 250 transformations.</text:p>
        </text:list-item>
        <text:list-item>
          <text:p text:style-name="P3">Established new data centers in Europe and in Virginia.</text:p>
        </text:list-item>
        <text:list-item>
          <text:p text:style-name="P3">Migrated data center, moving processing of data pipelines to new data center.</text:p>
        </text:list-item>
        <text:list-item>
          <text:p text:style-name="P3">Guided the team through splitting our ETL pipelines into multiple repositories.</text:p>
        </text:list-item>
        <text:list-item>
          <text:p text:style-name="P3">Organized the migration of ETL pipelines from Python 2 to Python 3.</text:p>
        </text:list-item>
        <text:list-item>
          <text:p text:style-name="P3">Replaced <text:a xlink:type="simple" xlink:href="https://www.vertica.com/" office:name=""><text:span text:style-name="Definition">Vertica</text:span></text:a> with <text:a xlink:type="simple" xlink:href="https://trino.io/" office:name=""><text:span text:style-name="Definition">Trino</text:span></text:a>.</text:p>
        </text:list-item>
        <text:list-item>
          <text:p text:style-name="P3">Tested new tools for suitability, including <text:a xlink:type="simple" xlink:href="https://mariadb.org/" office:name=""><text:span text:style-name="Definition">MariaDB</text:span></text:a>, <text:a xlink:type="simple" xlink:href="https://clickhouse.com/" office:name=""><text:span text:style-name="Definition">Clickhouse</text:span></text:a>, and <text:a xlink:type="simple" xlink:href="https://kudu.apache.org/" office:name=""><text:span text:style-name="Definition">Kudu</text:span></text:a>.</text:p>
        </text:list-item>
        <text:list-item>
          <text:p text:style-name="P3">Changed hardware profiles for <text:a xlink:type="simple" xlink:href="https://hadoop.apache.org/" office:name=""><text:span text:style-name="Definition">Hadoop</text:span></text:a> to remove storage and compute colocation.</text:p>
        </text:list-item>
        <text:list-item>
          <text:p text:style-name="P3">Passed annual HIPAA training for data protection.</text:p>
        </text:list-item>
        <text:list-item>
          <text:p text:style-name="P3">Reported on system wide data latency using <text:a xlink:type="simple" xlink:href="https://www.elastic.co/elasticsearch/" office:name=""><text:span text:style-name="Definition">ElasticSearch</text:span></text:a>, <text:a xlink:type="simple" xlink:href="https://www.elastic.co/kibana" office:name=""><text:span text:style-name="Definition">Kibana</text:span></text:a>, and <text:a xlink:type="simple" xlink:href="https://grafana.com/" office:name=""><text:span text:style-name="Definition">Grafana</text:span></text:a>.</text:p>
        </text:list-item>
      </text:list>
      <text:h text:style-name="Heading_20_3" text:outline-level="3"><text:bookmark-start text:name="data-engineer-mar-2015---may-2018"/><text:span text:style-name="T2">Data Engineer</text:span>, Mar 2015 - May 2018<text:bookmark-end text:name="data-engineer-mar-2015---may-2018"/></text:h>
      <text:list text:style-name="L4">
        <text:list-item>
          <text:p text:style-name="P4">Built tool to graphically show the ETL pipelines.</text:p>
        </text:list-item>
        <text:list-item>
          <text:p text:style-name="P4">Created ELT jobs to ingest third party data to make it available internally.</text:p>
        </text:list-item>
        <text:list-item>
          <text:p text:style-name="P4">Troubleshooting of issues with <text:a xlink:type="simple" xlink:href="https://hadoop.apache.org/" office:name=""><text:span text:style-name="Definition">Hadoop</text:span></text:a>, <text:a xlink:type="simple" xlink:href="https://kafka.apache.org/" office:name=""><text:span text:style-name="Definition">Kafka</text:span></text:a>, <text:a xlink:type="simple" xlink:href="https://www.microsoft.com/en-us/sql-server" office:name=""><text:span text:style-name="Definition">SQL Server</text:span></text:a>, and <text:a xlink:type="simple" xlink:href="https://kubernetes.io/" office:name=""><text:span text:style-name="Definition">Kubernetes</text:span></text:a>.</text:p>
        </text:list-item>
        <text:list-item>
          <text:p text:style-name="P4">Production maintenance of data pipelines, including after hours support.</text:p>
        </text:list-item>
        <text:list-item>
          <text:p text:style-name="P4">Installed and configured multiple <text:a xlink:type="simple" xlink:href="https://hadoop.apache.org/" office:name=""><text:span text:style-name="Definition">Hadoop</text:span></text:a> clusters.</text:p>
        </text:list-item>
        <text:list-item>
          <text:p text:style-name="P4">Implemented data duplication between two <text:a xlink:type="simple" xlink:href="https://hadoop.apache.org/" office:name=""><text:span text:style-name="Definition">Hadoop</text:span></text:a> clusters.</text:p>
        </text:list-item>
        <text:list-item>
          <text:p text:style-name="P4">Upgraded <text:a xlink:type="simple" xlink:href="https://hadoop.apache.org/" office:name=""><text:span text:style-name="Definition">Hadoop</text:span></text:a> clusters with minimal downtime.</text:p>
        </text:list-item>
        <text:list-item>
          <text:p text:style-name="P4">Tested <text:a xlink:type="simple" xlink:href="https://cassandra.apache.org/_/index.html" office:name=""><text:span text:style-name="Definition">Cassandra</text:span></text:a> as a potential reporting database.</text:p>
        </text:list-item>
        <text:list-item>
          <text:p text:style-name="P4">Transitioned ETL pipeline from crontabs to <text:a xlink:type="simple" xlink:href="https://mesos.apache.org/" office:name=""><text:span text:style-name="Definition">Mesos</text:span></text:a> and then into <text:a xlink:type="simple" xlink:href="https://kubernetes.io/" office:name=""><text:span text:style-name="Definition">Kubernetes</text:span></text:a>.</text:p>
        </text:list-item>
        <text:list-item>
          <text:p text:style-name="P4">Converted <text:a xlink:type="simple" xlink:href="https://sqoop.apache.org/" office:name=""><text:span text:style-name="Definition">Sqoop</text:span></text:a> jobs to use <text:a xlink:type="simple" xlink:href="https://www.freetds.org/" office:name=""><text:span text:style-name="Definition">FreeBCP</text:span></text:a> instead.</text:p>
        </text:list-item>
        <text:list-item>
          <text:p text:style-name="P4">Collaborated with other teams to help them use the systems to find the data they need.</text:p>
        </text:list-item>
        <text:list-item>
          <text:p text:style-name="P4">Optimized the performance and reliability of <text:a xlink:type="simple" xlink:href="https://hadoop.apache.org/" office:name=""><text:span text:style-name="Definition">Hadoop</text:span></text:a>, ensuring high availability.</text:p>
        </text:list-item>
        <text:list-item>
          <text:p text:style-name="P4">Worked with other teams to define and then implement needed features for our internal ETL pipeline framework.</text:p>
        </text:list-item>
        <text:list-item>
          <text:p text:style-name="P4">Added over a hundred automated tests to our ETL pipeline.</text:p>
        </text:list-item>
        <text:list-item>
          <text:p text:style-name="P4">Performed root cause analysis on ETL and cluster level failures.</text:p>
        </text:list-item>
        <text:list-item>
          <text:p text:style-name="P4">Managed data backfill issues whenever they arose.</text:p>
        </text:list-item>
      </text:list>
      <text:h text:style-name="Heading_20_2" text:outline-level="2"><text:bookmark-start text:name="weight-watchers---systems-engineering-lead"/>Weight Watchers - Systems Engineering Lead<text:bookmark-end text:name="weight-watchers---systems-engineering-lead"/></text:h>
      <text:p text:style-name="First_20_paragraph">New York City, NY - Nov 2014 - Feb 2015</text:p>
      <text:list text:style-name="L5">
        <text:list-item>
          <text:p text:style-name="P5">Developed lightweight monitoring tool for use within my group.</text:p>
        </text:list-item>
        <text:list-item>
          <text:p text:style-name="P5">Configured <text:a xlink:type="simple" xlink:href="https://cpl.thalesgroup.com/encryption/vormetric-data-security-manager" office:name=""><text:span text:style-name="Definition">Vormetric</text:span></text:a> products to ensure <text:a xlink:type="simple" xlink:href="https://en.wikipedia.org/wiki/Health_Insurance_Portability_and_Accountability_Act" office:name=""><text:span text:style-name="Definition">HIPAA</text:span></text:a> compliance for customer data.</text:p>
        </text:list-item>
        <text:list-item>
          <text:p text:style-name="P5">Worked to transfer from <text:a xlink:type="simple" xlink:href="https://www.rackspace.com/cloud" office:name=""><text:span text:style-name="Definition">Rackspace Cloud</text:span></text:a> to <text:a xlink:type="simple" xlink:href="https://www.openstack.org/" office:name=""><text:span text:style-name="Definition">Openstack</text:span></text:a> based private cloud.</text:p>
        </text:list-item>
      </text:list>
      <text:h text:style-name="Heading_20_2" text:outline-level="2"><text:bookmark-start text:name="orcatec-llc---developer"/>OrcaTec, LLC - Developer<text:bookmark-end text:name="orcatec-llc---developer"/></text:h>
      <text:p text:style-name="First_20_paragraph">Atlanta, GA (Telecommute) - Jun 2012 - Oct 2014</text:p>
      <text:list text:style-name="L6">
        <text:list-item>
          <text:p text:style-name="P6">Reduced multi-hour <text:a xlink:type="simple" xlink:href="https://www.sqlalchemy.org/" office:name=""><text:span text:style-name="Definition">SQLAlchemy</text:span></text:a> bulk database jobs to minutes.</text:p>
        </text:list-item>
        <text:list-item>
          <text:p text:style-name="P6">Added holds and matters framework, allowing customers to state that documents belong to specific cases and should not be deleted while the cases are ongoing.</text:p>
        </text:list-item>
        <text:list-item>
          <text:p text:style-name="P6">Wrote <text:a xlink:type="simple" xlink:href="https://www.python.org/" office:name=""><text:span text:style-name="Definition">Python</text:span></text:a> framework to manage long running background jobs.</text:p>
        </text:list-item>
        <text:list-item>
          <text:p text:style-name="P6">Debugged and resolved memory issues that were causing systems to shut down.</text:p>
        </text:list-item>
      </text:list>
      <text:h text:style-name="Heading_20_2" text:outline-level="2"><text:bookmark-start text:name="choopa.com---developer"/>Choopa.com - Developer<text:bookmark-end text:name="choopa.com---developer"/></text:h>
      <text:p text:style-name="First_20_paragraph">Sayreville, NJ - Jan 2012 - May 2012</text:p>
      <text:list text:style-name="L7">
        <text:list-item>
          <text:p text:style-name="P7">Developed library to manage <text:a xlink:type="simple" xlink:href="https://www.openstack.org/" office:name=""><text:span text:style-name="Definition">OpenStack</text:span></text:a> nodes, and gather billing information.</text:p>
        </text:list-item>
        <text:list-item>
          <text:p text:style-name="P7">Built <text:a xlink:type="simple" xlink:href="https://www.nagios.org/" office:name=""><text:span text:style-name="Definition">Nagios</text:span></text:a> configuration file generator for in-house web interface for <text:a xlink:type="simple" xlink:href="https://www.nagios.org/" office:name=""><text:span text:style-name="Definition">Nagios</text:span></text:a>.</text:p>
        </text:list-item>
        <text:list-item>
          <text:p text:style-name="P7">Configured <text:a xlink:type="simple" xlink:href="https://www.bacula.org/" office:name=""><text:span text:style-name="Definition">Bacula</text:span></text:a> backup system as replacement for custom backup scripts.</text:p>
        </text:list-item>
        <text:list-item>
          <text:p text:style-name="P7">Reconfigured <text:a xlink:type="simple" xlink:href="https://www.nagios.org/" office:name=""><text:span text:style-name="Definition">Nagios</text:span></text:a> monitoring, reducing full check from 8 hours to 2 minutes.</text:p>
        </text:list-item>
        <text:list-item>
          <text:p text:style-name="P7">Refactored in-house <text:a xlink:type="simple" xlink:href="https://www.nagios.org/" office:name=""><text:span text:style-name="Definition">Nagios</text:span></text:a> web interface. This reduced the workload from six files down to one when adding new checks.</text:p>
        </text:list-item>
        <text:list-item>
          <text:p text:style-name="P7">Several smaller bug fixes and features throughout the internal code base.</text:p>
        </text:list-item>
      </text:list>
      <text:h text:style-name="Heading_20_2" text:outline-level="2"><text:bookmark-start text:name="education"/>Education<text:bookmark-end text:name="education"/></text:h>
      <text:p text:style-name="First_20_paragraph">Bachelor of Science in Computer Science, 2000<text:line-break/>East Stroudsburg University, East Stroudsburg, Pennsylvania</text:p>
      <text:h text:style-name="Heading_20_2" text:outline-level="2"><text:bookmark-start text:name="professional-certificates"/>Professional Certificates<text:bookmark-end text:name="professional-certificates"/></text:h>
      <text:p text:style-name="First_20_paragraph"><text:a xlink:type="simple" xlink:href="https://www.credly.com/badges/6c91d726-a924-4b8d-994b-80e49e002428/public_url" office:name=""><text:span text:style-name="Definition">Google Cloud Certified Professional Data Engineer</text:span></text:a> (Jan 2024)<text:line-break/><text:span text:style-name="T2">Online Course - Goog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6-01-15T00:57:04Z</meta:creation-date>
    <dc:date>2026-01-15T00:57:04Z</dc:date>
  </office:meta>
</office:document-meta>
</file>